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style:rel-width="100%" table:align="left"/>
    </style:style>
    <style:style style:name="Tabelle1.A" style:family="table-column">
      <style:table-column-properties style:column-width="9.58cm" style:rel-column-width="36930*"/>
    </style:style>
    <style:style style:name="Tabelle1.B" style:family="table-column">
      <style:table-column-properties style:column-width="7.421cm" style:rel-column-width="28604*"/>
    </style:style>
    <style:style style:name="Tabelle1.A1" style:family="table-cell">
      <style:table-cell-properties style:vertical-align="middle" fo:padding="0.049cm" fo:border="none"/>
    </style:style>
    <style:style style:name="Tabelle1.A2" style:family="table-cell">
      <style:table-cell-properties fo:padding="0.049cm" fo:border="none"/>
    </style:style>
    <style:style style:name="Tabelle1.B25" style:family="table-cell">
      <style:table-cell-properties style:vertical-align="bottom" fo:padding="0.049cm" fo:border="none"/>
    </style:style>
    <style:style style:name="P1" style:family="paragraph" style:parent-style-name="Standard">
      <style:paragraph-properties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fo:text-align="start" style:justify-single-word="false" fo:break-before="page" fo:padding="0cm" fo:border-left="none" fo:border-right="none" fo:border-top="none" fo:border-bottom="0.018cm solid #000000" style:shadow="non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 fo:padding="0cm" fo:border="none"/>
    </style:style>
    <style:style style:name="P7" style:family="paragraph" style:parent-style-name="Table_20_Heading">
      <style:paragraph-properties fo:text-align="center" style:justify-single-word="false" fo:padding-left="0cm" fo:padding-right="0.101cm" fo:padding-top="0cm" fo:padding-bottom="0.101cm" fo:border-left="none" fo:border-right="0.002cm solid #000000" fo:border-top="none" fo:border-bottom="0.002cm solid #000000"/>
      <style:text-properties fo:font-weight="normal"/>
    </style:style>
    <style:style style:name="P8" style:family="paragraph" style:parent-style-name="Table_20_Heading">
      <style:paragraph-properties fo:text-align="center" style:justify-single-word="false" fo:padding-left="0cm" fo:padding-right="0cm" fo:padding-top="0cm" fo:padding-bottom="0.101cm" fo:border-left="none" fo:border-right="none" fo:border-top="none" fo:border-bottom="0.002cm solid #000000"/>
      <style:text-properties fo:font-weight="normal"/>
    </style:style>
    <style:style style:name="P9" style:family="paragraph" style:parent-style-name="Standard">
      <style:paragraph-properties>
        <style:tab-stops>
          <style:tab-stop style:position="2cm" style:type="right"/>
        </style:tab-stops>
      </style:paragraph-properties>
    </style:style>
    <style:style style:name="P10" style:family="paragraph" style:parent-style-name="Standard" style:master-page-name="">
      <style:paragraph-properties style:page-number="auto" style:shadow="none">
        <style:tab-stops/>
      </style:paragraph-properties>
    </style:style>
    <style:style style:name="P11" style:family="paragraph" style:parent-style-name="Standard">
      <style:paragraph-properties fo:margin-top="0cm" fo:margin-bottom="0cm" fo:text-align="start" style:justify-single-word="false" fo:padding="0cm" fo:border="none" style:shadow="none"/>
      <style:text-properties fo:font-variant="normal" fo:text-transform="none" fo:color="#212121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212121" style:font-name="Times New Roman1" fo:letter-spacing="normal" fo:font-style="normal"/>
    </style:style>
    <style:style style:name="T2" style:family="text">
      <style:text-properties style:text-position="33% 8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tacs Materialkosten</text:p>
      <text:p text:style-name="Standard"/>
      <text:p text:style-name="P9">Plasitk-Polycarbonate <text:tab/>0.96€/kg<text:tab/> <text:s/>960€/Metric Ton</text:p>
      <text:p text:style-name="P10">Gummi<text:tab/><text:tab/><text:tab/>1.52€/kg<text:tab/>1520€/Metric Ton</text:p>
      <text:p text:style-name="Standard">kupfer<text:tab/><text:tab/><text:tab/><text:tab/>5.50€/kg<text:tab/>5500€/Metric Ton</text:p>
      <text:p text:style-name="Standard">aluminium<text:tab/><text:tab/><text:tab/>1.54€/kg<text:tab/>1540€/Metric Ton</text:p>
      <text:p text:style-name="Standard">52Neodym10x2mm<text:tab/><text:tab/>8,55€ (nicht pro kg)</text:p>
      <text:p text:style-name="Standard">50 mAH Batterie<text:tab/><text:tab/>4,00€ (nicht pro kg)</text:p>
      <text:p text:style-name="Standard"/>
      <text:p text:style-name="Standard"><text:a xlink:type="simple" xlink:href="https://www.techwalla.com/articles/what-materials-earphones-made" text:style-name="Internet_20_link" text:visited-style-name="Visited_20_Internet_20_Link">https://www.techwalla.com/articles/what-materials-earphones-made</text:a> </text:p>
      <text:p text:style-name="Standard"><text:a xlink:type="simple" xlink:href="https://www.techwalla.com/articles/how-are-headphones-made" text:style-name="Internet_20_link" text:visited-style-name="Visited_20_Internet_20_Link">https://www.techwalla.com/articles/how-are-headphones-made</text:a> </text:p>
      <text:p text:style-name="Standard"><text:a xlink:type="simple" xlink:href="https://plasticker.de/preise/pms_en.php?show=ok&amp;make=ok&amp;aog=A&amp;kat=Mahlgut" text:style-name="Internet_20_link" text:visited-style-name="Visited_20_Internet_20_Link">https://plasticker.de/preise/pms_en.php?show=ok&amp;make=ok&amp;aog=A&amp;kat=Mahlgut</text:a> </text:p>
      <text:p text:style-name="Standard"><text:a xlink:type="simple" xlink:href="https://www.indexmundi.com/commodities/?commodity=rubber&amp;currency=eur" text:style-name="Internet_20_link" text:visited-style-name="Visited_20_Internet_20_Link">https://www.indexmundi.com/commodities/?commodity=rubber&amp;currency=eur</text:a> </text:p>
      <text:p text:style-name="Standard"><text:a xlink:type="simple" xlink:href="http://www.infomine.com/investment/metal-prices/copper/5-year/" text:style-name="Internet_20_link" text:visited-style-name="Visited_20_Internet_20_Link">http://www.infomine.com/investment/metal-prices/copper/5-year/</text:a> </text:p>
      <text:p text:style-name="Standard"/>
      <text:p text:style-name="Standard"/>
      <text:p text:style-name="Standard"/>
      <text:p text:style-name="Standard"/>
      <text:p text:style-name="Standard"/>
      <text:p text:style-name="P1">DKS Versicherungen </text:p>
      <text:p text:style-name="P3"/>
      <text:p text:style-name="P11">Vermögensschadenhaftpflicht</text:p>
      <text:p text:style-name="P11">Betriebshaftplichtversicherung</text:p>
      <text:p text:style-name="P11">Cyber-Versicherung</text:p>
      <text:p text:style-name="P11">All das für 83,20€ im Monat/ 998,40€ pro jahr. </text:p>
      <text:p text:style-name="P4"><text:a xlink:type="simple" xlink:href="https://direct.hiscox.de/hiscox-de/websubscription?activityDomainId=ITSM3&amp;turnover=0-150&amp;location=DE&amp;duration=3&amp;startup=1&amp;VSH=1000000&amp;GGL=3000000&amp;SACN=-1&amp;CYB=250000&amp;step=2" text:style-name="Internet_20_link" text:visited-style-name="Visited_20_Internet_20_Link">https://direct.hiscox.de/hiscox-de/websubscription?activityDomainId=ITSM3&amp;turnover=0-150&amp;location=DE&amp;duration=3&amp;startup=1&amp;VSH=1000000&amp;GGL=3000000&amp;SACN=-1&amp;CYB=250000&amp;step=2</text:a><text:span text:style-name="T1"> </text:span></text:p>
      <text:p text:style-name="P4"/>
      <text:p text:style-name="P4"/>
      <text:p text:style-name="P4"/>
      <text:p text:style-name="P4"/>
      <text:p text:style-name="P2"/>
      <text:p text:style-name="P5">Buchhaltungskosten</text:p>
      <text:p text:style-name="P3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7">Gegenstandswert bis … Euro</text:p>
            </table:table-cell>
            <table:table-cell table:style-name="Tabelle1.A1" office:value-type="string">
              <text:p text:style-name="P8">Volle Gebühr (<text:span text:style-name="T2">10</text:span>/10) Euro</text:p>
            </table:table-cell>
          </table:table-row>
        </table:table-header-rows>
        <table:table-row>
          <table:table-cell table:style-name="Tabelle1.A2" office:value-type="string">
            <text:p text:style-name="P6"> 15 000</text:p>
          </table:table-cell>
          <table:table-cell table:style-name="Tabelle1.A2" office:value-type="string">
            <text:p text:style-name="P6"> 61</text:p>
          </table:table-cell>
        </table:table-row>
        <table:table-row>
          <table:table-cell table:style-name="Tabelle1.A2" office:value-type="string">
            <text:p text:style-name="P6"> 17 500</text:p>
          </table:table-cell>
          <table:table-cell table:style-name="Tabelle1.A2" office:value-type="string">
            <text:p text:style-name="P6"> 67</text:p>
          </table:table-cell>
        </table:table-row>
        <table:table-row>
          <table:table-cell table:style-name="Tabelle1.A2" office:value-type="string">
            <text:p text:style-name="P6"> 20 000</text:p>
          </table:table-cell>
          <table:table-cell table:style-name="Tabelle1.A2" office:value-type="string">
            <text:p text:style-name="P6"> 74</text:p>
          </table:table-cell>
        </table:table-row>
        <table:table-row>
          <table:table-cell table:style-name="Tabelle1.A2" office:value-type="string">
            <text:p text:style-name="P6"> 22 500</text:p>
          </table:table-cell>
          <table:table-cell table:style-name="Tabelle1.A2" office:value-type="string">
            <text:p text:style-name="P6"> 79</text:p>
          </table:table-cell>
        </table:table-row>
        <table:table-row>
          <table:table-cell table:style-name="Tabelle1.A2" office:value-type="string">
            <text:p text:style-name="P6"> 25 000</text:p>
          </table:table-cell>
          <table:table-cell table:style-name="Tabelle1.A2" office:value-type="string">
            <text:p text:style-name="P6"> 85</text:p>
          </table:table-cell>
        </table:table-row>
        <table:table-row>
          <table:table-cell table:style-name="Tabelle1.A2" office:value-type="string">
            <text:p text:style-name="P6"> 30 000</text:p>
          </table:table-cell>
          <table:table-cell table:style-name="Tabelle1.A2" office:value-type="string">
            <text:p text:style-name="P6"> 91</text:p>
          </table:table-cell>
        </table:table-row>
        <table:table-row>
          <table:table-cell table:style-name="Tabelle1.A2" office:value-type="string">
            <text:p text:style-name="P6"> 35 000</text:p>
          </table:table-cell>
          <table:table-cell table:style-name="Tabelle1.A2" office:value-type="string">
            <text:p text:style-name="P6"> 98</text:p>
          </table:table-cell>
        </table:table-row>
        <table:table-row>
          <table:table-cell table:style-name="Tabelle1.A2" office:value-type="string">
            <text:p text:style-name="P6"> 40 000</text:p>
          </table:table-cell>
          <table:table-cell table:style-name="Tabelle1.A2" office:value-type="string">
            <text:p text:style-name="P6">103</text:p>
          </table:table-cell>
        </table:table-row>
        <table:table-row>
          <table:table-cell table:style-name="Tabelle1.A2" office:value-type="string">
            <text:p text:style-name="P6"> 45 000</text:p>
          </table:table-cell>
          <table:table-cell table:style-name="Tabelle1.A2" office:value-type="string">
            <text:p text:style-name="P6">109</text:p>
          </table:table-cell>
        </table:table-row>
        <table:table-row>
          <table:table-cell table:style-name="Tabelle1.A2" office:value-type="string">
            <text:p text:style-name="P6"> 50 000</text:p>
          </table:table-cell>
          <table:table-cell table:style-name="Tabelle1.A2" office:value-type="string">
            <text:p text:style-name="P6">116</text:p>
          </table:table-cell>
        </table:table-row>
        <table:table-row>
          <table:table-cell table:style-name="Tabelle1.A2" office:value-type="string">
            <text:p text:style-name="P6"> 62 500</text:p>
          </table:table-cell>
          <table:table-cell table:style-name="Tabelle1.A2" office:value-type="string">
            <text:p text:style-name="P6">122</text:p>
          </table:table-cell>
        </table:table-row>
        <table:table-row>
          <table:table-cell table:style-name="Tabelle1.A2" office:value-type="string">
            <text:p text:style-name="P6"> 75 000</text:p>
          </table:table-cell>
          <table:table-cell table:style-name="Tabelle1.A2" office:value-type="string">
            <text:p text:style-name="P6">133</text:p>
          </table:table-cell>
        </table:table-row>
        <table:table-row>
          <table:table-cell table:style-name="Tabelle1.A2" office:value-type="string">
            <text:p text:style-name="P6"> 87 500</text:p>
          </table:table-cell>
          <table:table-cell table:style-name="Tabelle1.A2" office:value-type="string">
            <text:p text:style-name="P6">146</text:p>
          </table:table-cell>
        </table:table-row>
        <table:table-row>
          <table:table-cell table:style-name="Tabelle1.A2" office:value-type="string">
            <text:p text:style-name="P6">100 000</text:p>
          </table:table-cell>
          <table:table-cell table:style-name="Tabelle1.A2" office:value-type="string">
            <text:p text:style-name="P6">158</text:p>
          </table:table-cell>
        </table:table-row>
        <table:table-row>
          <table:table-cell table:style-name="Tabelle1.A2" office:value-type="string">
            <text:p text:style-name="P6">125 000</text:p>
          </table:table-cell>
          <table:table-cell table:style-name="Tabelle1.A2" office:value-type="string">
            <text:p text:style-name="P6">176</text:p>
          </table:table-cell>
        </table:table-row>
        <table:table-row>
          <table:table-cell table:style-name="Tabelle1.A2" office:value-type="string">
            <text:p text:style-name="P6">150 000</text:p>
          </table:table-cell>
          <table:table-cell table:style-name="Tabelle1.A2" office:value-type="string">
            <text:p text:style-name="P6">194</text:p>
          </table:table-cell>
        </table:table-row>
        <table:table-row>
          <table:table-cell table:style-name="Tabelle1.A2" office:value-type="string">
            <text:p text:style-name="P6">200 000</text:p>
          </table:table-cell>
          <table:table-cell table:style-name="Tabelle1.A2" office:value-type="string">
            <text:p text:style-name="P6">231</text:p>
          </table:table-cell>
        </table:table-row>
        <table:table-row>
          <table:table-cell table:style-name="Tabelle1.A2" office:value-type="string">
            <text:p text:style-name="P6">250 000</text:p>
          </table:table-cell>
          <table:table-cell table:style-name="Tabelle1.A2" office:value-type="string">
            <text:p text:style-name="P6">267</text:p>
          </table:table-cell>
        </table:table-row>
        <table:table-row>
          <table:table-cell table:style-name="Tabelle1.A2" office:value-type="string">
            <text:p text:style-name="P6">300 000</text:p>
          </table:table-cell>
          <table:table-cell table:style-name="Tabelle1.A2" office:value-type="string">
            <text:p text:style-name="P6">303</text:p>
          </table:table-cell>
        </table:table-row>
        <table:table-row>
          <table:table-cell table:style-name="Tabelle1.A2" office:value-type="string">
            <text:p text:style-name="P6">350 000</text:p>
          </table:table-cell>
          <table:table-cell table:style-name="Tabelle1.A2" office:value-type="string">
            <text:p text:style-name="P6">340</text:p>
          </table:table-cell>
        </table:table-row>
        <table:table-row>
          <table:table-cell table:style-name="Tabelle1.A2" office:value-type="string">
            <text:p text:style-name="P6">400 000</text:p>
          </table:table-cell>
          <table:table-cell table:style-name="Tabelle1.A2" office:value-type="string">
            <text:p text:style-name="P6">371</text:p>
          </table:table-cell>
        </table:table-row>
        <table:table-row>
          <table:table-cell table:style-name="Tabelle1.A2" office:value-type="string">
            <text:p text:style-name="P6">450 000</text:p>
          </table:table-cell>
          <table:table-cell table:style-name="Tabelle1.A2" office:value-type="string">
            <text:p text:style-name="P6">400</text:p>
          </table:table-cell>
        </table:table-row>
        <table:table-row>
          <table:table-cell table:style-name="Tabelle1.A2" office:value-type="string">
            <text:p text:style-name="P6">500 000</text:p>
          </table:table-cell>
          <table:table-cell table:style-name="Tabelle1.A2" office:value-type="string">
            <text:p text:style-name="P6">431</text:p>
          </table:table-cell>
        </table:table-row>
        <table:table-row>
          <table:table-cell table:style-name="Tabelle1.A2" office:value-type="string">
            <text:p text:style-name="P6">vom Mehrbetrag<text:line-break/>über 500000 Euro<text:line-break/>je angefangene 50000 Euro</text:p>
          </table:table-cell>
          <table:table-cell table:style-name="Tabelle1.B25" office:value-type="string">
            <text:p text:style-name="P6"> 30</text:p>
          </table:table-cell>
        </table:table-row>
      </table:table>
      <text:p text:style-name="P3"/>
      <text:p text:style-name="P4">Der Steuerberater der die Buchhaltung übernimmt darf 2/10 bis 12/10 von den oben genanten Gebühren pro monat beanspruchen.</text:p>
      <text:p text:style-name="P4">Üblicherweiße werden 7/10 pro monat beansprucht was eine kostenspanne von 42,70€-301,70€ ergibt.</text:p>
      <text:p text:style-name="P4"/>
      <text:p text:style-name="P4"><text:a xlink:type="simple" xlink:href="https://sevdesk.de/blog/steuerberater-kosten/" text:style-name="Internet_20_link" text:visited-style-name="Visited_20_Internet_20_Link">https://sevdesk.de/blog/steuerberater-kosten/</text:a> </text:p>
      <text:p text:style-name="P4"><text:a xlink:type="simple" xlink:href="http://www.gesetze-im-internet.de/stbgebv/anlage_3.html" text:style-name="Internet_20_link" text:visited-style-name="Visited_20_Internet_20_Link">http://www.gesetze-im-internet.de/stbgebv/anlage_3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Kursiv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Renhardt</meta:initial-creator>
    <meta:creation-date>2019-05-14T19:10:22.89</meta:creation-date>
    <dc:date>2019-05-20T20:55:58.17</dc:date>
    <dc:creator>Kevin Renhardt</dc:creator>
    <meta:editing-duration>PT1H43M25S</meta:editing-duration>
    <meta:editing-cycles>9</meta:editing-cycles>
    <meta:generator>OpenOffice/4.1.5$Win32 OpenOffice.org_project/415m1$Build-9789</meta:generator>
    <meta:document-statistic meta:table-count="1" meta:image-count="0" meta:object-count="0" meta:page-count="2" meta:paragraph-count="73" meta:word-count="170" meta:character-count="1571"/>
  </office:meta>
</office:document-meta>
</file>